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nimation Sheet smiley:<text:line-break/><text:line-break/>t-Pose = 0<text:s/><text:line-break/><text:line-break/>Idle01 = 5 tm 40<text:line-break/>Idle02 = 40 tm 60<text:line-break/></text:p>
      <text:p text:style-name="Standaard">Walk/Patrol = 72 tm 104<text:line-break/><text:line-break/>IdleCry start = 110 tm 124<text:line-break/>IdleCry(loop) = 124 tm 140<text:line-break/><text:line-break/>grab Attack = 140(145) tm 220<text:line-break/><text:line-break/>idletoAttack = 220 tm 240</text:p>
      <text:p text:style-name="Standaard">Idle02(Attack Mode) = 240 tm 270<text:line-break/><text:line-break/>Attack (close long range)= 270 tm 310<text:line-break/>Attack02 (close short range)= 310 tm 348<text:line-break/><text:line-break/>run01 = 355 tm 388<text:line-break/><text:line-break/>Dodge Left = 395 tm 418<text:line-break/>Dodge Right = 418 tm 441<text:line-break/>Dodge front/Idle03 start = 441 tm 462<text:line-break/></text:p>
      <text:p text:style-name="Standaard">Idle03<text:s/>= 462 tm 489<text:line-break/>run02Forward = 495 tm 555<text:line-break/>run02Backward = 565 tm 616<text:line-break/>stand Up = 620 tm 650<text:line-break/><text:line-break/>Idle02grab = 650 tm 738</text:p>
      <text:p text:style-name="Standaard"><text:s/><text:line-break/>hit01-Light = 738 tm 752<text:line-break/>hit02-heavy = 752 tm <text:s/>786</text:p>
      <text:p text:style-name="Standaard">cannibal animation= 802 tm 825<text:line-break/><text:line-break/>shadow of intent.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iel Adriaansens</meta:initial-creator>
    <dc:creator>Michiel Adriaansens</dc:creator>
    <meta:creation-date>2016-05-15T12:01:00Z</meta:creation-date>
    <dc:date>2016-05-25T13:06:00Z</dc:date>
    <meta:template xlink:href="Normal.dotm" xlink:type="simple"/>
    <meta:editing-cycles>50</meta:editing-cycles>
    <meta:editing-duration>PT263940S</meta:editing-duration>
    <meta:document-statistic meta:page-count="1" meta:paragraph-count="1" meta:word-count="101" meta:character-count="657" meta:row-count="4" meta:non-whitespace-character-count="557"/>
  </office:meta>
</office:document-meta>
</file>